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5266917638848647953"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7795828777639528382"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7201460893182169387"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3669952894565083235"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4864315017486769560"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6353389484937801640"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8511238694584712926"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7750629669726725641"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308828581405322077"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289154857241677322"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133888056699847099"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7168646998447657644"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6881951920538136945"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8781904236986336240" text:style-name="L14">
        <text:list-item>
          <text:p text:style-name="P29">single target damage effect </text:p>
        </text:list-item>
        <text:list-item>
          <text:p text:style-name="P29">aoe damage effect DONE</text:p>
        </text:list-item>
      </text:list>
      <text:p text:style-name="P8">Fix knockdown/standup on defenders DONE</text:p>
      <text:list xml:id="list159944940197764797"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2918167158160727897"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1240882104926774670"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1031288480765192069"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4898432462991683042"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3303807202280010902"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417880565567229457"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2214469408882986395"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123915864147392090"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4379838522373393435"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3228156576382496689"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1269080820450562735"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329348473315252862"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880221173430128865"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594454396572006735"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5502206429694489128"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8830906916571554442"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8462780652090893784"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6372183930699058768"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9060513640446101556"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43427044125890288"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5376159081678931144"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9106946181960149226"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8392846838998016330"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7684110543150977968"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3007039223297499531"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2975167224284528457"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2633912094630826458"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175141887080636384"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8569686599544038257"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471758583788765944"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1326067004646949074"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6697654618963884374"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2464569659383782067"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6742419869239692507"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368727624496231952"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7099750314515319185"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89459662830089651"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3034081975609927054"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3718460842458987739" text:style-name="L54">
        <text:list-item>
          <text:p text:style-name="P69"><text:s/>See notes in design notes document</text:p>
        </text:list-item>
      </text:list>
      <text:p text:style-name="P4">Sprint 39: Rework Necromancer enemy (completed 28/10/19)</text:p>
      <text:list xml:id="list770024791486667432"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982510048456439996"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1753680339559893914" text:style-name="L57">
        <text:list-item>
          <text:p text:style-name="P72">item card looks ugly: redesign item card view DONE</text:p>
        </text:list-item>
        <text:list-item>
          <text:p text:style-name="P72">use STS card templates, or find a new card template DONE</text:p>
        </text:list-item>
      </text:list>
      <text:p text:style-name="P8"/>
      <text:list xml:id="list7819172183662081854" text:style-name="L58">
        <text:list-item>
          <text:p text:style-name="P73">find better item sprites DONE</text:p>
        </text:list-item>
      </text:list>
      <text:p text:style-name="P4">Sprint 42: Remove spell info box, implement ability info panels (completed 31/10/19)</text:p>
      <text:list xml:id="list7757086492479469937" text:style-name="L59">
        <text:list-item>
          <text:p text:style-name="P74"><text:soft-page-break/>review scripts from sci fi game</text:p>
        </text:list-item>
      </text:list>
      <text:p text:style-name="P4">Sprint 43: Reward Screen updates + UI view updates (completed 31/10/19)</text:p>
      <text:list xml:id="list4027357791701921460"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2183996136664113078"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6955357818807175011"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7503880356299627567"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227471103514640224"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8312995164825909845"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4386748604619379788"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8990036265619569728"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7140509631371612362"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2893052265931749884"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9115508482784382792"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013924895321246817"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3034245861818806640"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1107682279748865129"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7169498460946943027"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6019444651550305570"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4345671711002111924"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2870065978000593958"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2801636204463604832"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3466918442499803956"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6572772846967302602"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2351000275056937955" text:style-name="L81">
        <text:list-item>
          <text:p text:style-name="P96">text logic also edits ability info panel text fields (just for the starting defender abilities) DONE</text:p>
        </text:list-item>
      </text:list>
      <text:p text:style-name="P8">Play Test</text:p>
      <text:list xml:id="list1480155570737009733" text:style-name="L82">
        <text:list-item>
          <text:p text:style-name="P97">Play the game and hunt/squash bugs</text:p>
        </text:list-item>
      </text:list>
      <text:p text:style-name="P8">Controls</text:p>
      <text:list xml:id="list2762659991152917698"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1020456032386876009"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4527694948706933185"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2691723685230937456"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306943667089402206"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1803323854299222594"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4569724973545804272"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364745408223588692"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620740607531246053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278930734733996676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3868585648758161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5543104726249028736"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5073883734442745457"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6328987856098782761"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6639520495906248664"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4625820148257817669"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7745299833313130073"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7050000572757168956"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767390855363869309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5807205488966148412"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8814221849544107422"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5091148015083966662"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8855069957462300805"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9198478419435555127"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7685593318948075598"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4205445321692779750"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356180172084635237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6810431645634149284"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5555049445193457685"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8348094617071071502"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5741727588620027763"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3433679260164574120"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211223169095228400"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3329071545047308599"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1259629981201727572"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5930639758611535704"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7334458146992383712"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6184100893315020799"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5575471881541856032"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5321888296279608886"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5147580968479102297"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7706239132693317657"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7282562426095572876"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7321673651530034510"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3214627874908736452"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7871337660602771977"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3603616232842546081"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4013750223837809392"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156738887673167745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037551029605335353"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5376284487962355930"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7110894683255981228"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4273300613329797889"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8200908859395760021"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3923492595536606803"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8305604610422506193"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502621057264104889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6013092124470628278"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6000739937187176984"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751086772792434497"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2691791321414885888"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901490969813511490"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6617728719896542041"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4641809445793009698"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7817649364570861029"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8827314087348665893"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4484576617405910102"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8983922312874019502"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3420945657326942549"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8266758275679299707"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7831182764750232335"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833207773780805661"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8360829573153010685"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4021377167194654071"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90850247161079168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1445388317676334646"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2774738323687502776"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556706213715441534"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542440893987970651"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46311340779332051"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4210655568136116657"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963952020275826808"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8068291868555030306"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996158439930169194"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1658960028603448894"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255267692000434320"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3327126649032050813"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1931385683618160959"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6075875890515821530" text:style-name="L171">
        <text:list-item>
          <text:list>
            <text:list-item>
              <text:p text:style-name="P249">stat value texts in character data change colour if positive/negative</text:p>
            </text:list-item>
          </text:list>
        </text:list-item>
      </text:list>
      <text:p text:style-name="P8"/>
      <text:list xml:id="list4623156984858369077"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2314219409690794203"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4052006227789178898" text:style-name="L174">
        <text:list-item>
          <text:p text:style-name="P228">Character Roster</text:p>
          <text:list>
            <text:list-item>
              <text:p text:style-name="P251">character roster button highlights better when moused over DONE</text:p>
            </text:list-item>
          </text:list>
        </text:list-item>
      </text:list>
      <text:list xml:id="list3736169452613853665"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4007469427404520061"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4095204711738408116" text:style-name="L177">
        <text:list-item>
          <text:p text:style-name="P216">Player Prefs</text:p>
        </text:list-item>
      </text:list>
      <text:list xml:id="list54263749611397242"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2505999737396784648" text:style-name="L179">
        <text:list-item>
          <text:p text:style-name="P218">Save Game /Load Game system</text:p>
        </text:list-item>
      </text:list>
      <text:list xml:id="list4455355169349087195"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2826329123264014207"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6687114625497553604"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2853552169214747086"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7975353572619709666"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4629086" text:continue-list="list4007469427404520061"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6890367620805217724"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2867329538010365"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2270607223502041809"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458412379274944642"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8387397541691501537"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420779473369118626"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1991406416437258959"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7237388383976837384" text:style-name="L192">
        <text:list-item>
          <text:p text:style-name="P235">New Parents and view lists</text:p>
        </text:list-item>
      </text:list>
      <text:p text:style-name="P6">Base Bodies</text:p>
      <text:list xml:id="list34625926"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1505162641794442297" text:style-name="L193">
        <text:list-item>
          <text:p text:style-name="P236">Undead Heads</text:p>
          <text:list>
            <text:list-item>
              <text:p text:style-name="P236">Undead Head 1, etc</text:p>
            </text:list-item>
          </text:list>
        </text:list-item>
      </text:list>
      <text:list xml:id="list4451088478107476051" text:style-name="L194">
        <text:list-item>
          <text:p text:style-name="P237">Orc Heads</text:p>
          <text:list>
            <text:list-item>
              <text:p text:style-name="P237">Orc Head 1, etc</text:p>
            </text:list-item>
          </text:list>
        </text:list-item>
      </text:list>
      <text:list xml:id="list4084346988800203830" text:style-name="L195">
        <text:list-item>
          <text:p text:style-name="P238">Repeated for</text:p>
          <text:list>
            <text:list-item>
              <text:p text:style-name="P238">Chest, Legs, Right arm, right hand, left arm, left hand</text:p>
            </text:list-item>
          </text:list>
        </text:list-item>
      </text:list>
      <text:list xml:id="list1775438859544087348"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2152630246169108291"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3077718627005480552"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9142787582655896577"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9215943097443757673"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7751955953761629227" text:style-name="L201">
        <text:list-item>
          <text:p text:style-name="P243">character creation page must be able to save the settings into a characterPresetData object</text:p>
        </text:list-item>
      </text:list>
      <text:p text:style-name="P9"/>
      <text:p text:style-name="P6">Data needed for loading/saving</text:p>
      <text:list xml:id="list1706491160185617499" text:style-name="L202">
        <text:list-item>
          <text:p text:style-name="P244">UCM</text:p>
          <text:list>
            <text:list-item>
              <text:p text:style-name="P244">All body parts and clothing parts</text:p>
            </text:list-item>
          </text:list>
        </text:list-item>
      </text:list>
      <text:list xml:id="list1531809293646616153" text:style-name="L203">
        <text:list-item>
          <text:p text:style-name="P245">Race (orc, human, etc)</text:p>
          <text:list>
            <text:list-item>
              <text:p text:style-name="P245">racial abilities/passives/traits</text:p>
            </text:list-item>
          </text:list>
        </text:list-item>
      </text:list>
      <text:list xml:id="list1950495379508192240" text:style-name="L204">
        <text:list-item>
          <text:p text:style-name="P246"><text:soft-page-break/>Combat related</text:p>
        </text:list-item>
      </text:list>
      <text:list xml:id="list34635192" text:continue-list="list1531809293646616153"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3846966417440302907"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5273282848886783919"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2281813310495743176" text:style-name="L207">
        <text:list-item>
          <text:p text:style-name="P259"><text:soft-page-break/>Implement player can choose abilities and passives outside of presets DONE</text:p>
        </text:list-item>
        <text:list-item>
          <text:p text:style-name="P259">Implement player can choose talents outside of presets DONE</text:p>
        </text:list-item>
      </text:list>
      <text:list xml:id="list5352071133915784774" text:style-name="L208">
        <text:list-item>
          <text:p text:style-name="P260">Design + implement at least 8 origin characters</text:p>
          <text:list>
            <text:list-item>
              <text:p text:style-name="P260">carefully pick ability/passive/talent set ups</text:p>
            </text:list-item>
          </text:list>
        </text:list-item>
      </text:list>
      <text:list xml:id="list7713173202804275151" text:style-name="L209">
        <text:list-item>
          <text:p text:style-name="P261">Design + Implement at least 8 combat presets DONE</text:p>
          <text:list>
            <text:list-item>
              <text:p text:style-name="P261">implement item suit views for each preset</text:p>
            </text:list-item>
          </text:list>
        </text:list-item>
      </text:list>
      <text:list xml:id="list34625515" text:continue-list="list5352071133915784774"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8581106495988266929" text:style-name="L210">
        <text:list-item>
          <text:p text:style-name="P262">Implement <text:s/>save/load char preset system DONE</text:p>
          <text:list>
            <text:list-item>
              <text:p text:style-name="P262">watch code monkey vids on json, saving to text files, etc</text:p>
            </text:list-item>
            <text:list-item>
              <text:p text:style-name="P262">create way for players to delete their custom characters</text:p>
            </text:list-item>
            <text:list-item>
              <text:p text:style-name="P262">create a way for us (the developer) to clear all player prefs quickly and easily to help testing</text:p>
            </text:list-item>
            <text:list-item>
              <text:p text:style-name="P262">make so saving a character with a name that already exists overwrites the saved character (we dont want 2 saved chars with the same name)</text:p>
              <text:list>
                <text:list-item>
                  <text:p text:style-name="P262">extra: create a pop up window for player saying something like (a char with name already exists, are you sure you want to overwrite this saved character?</text:p>
                </text:list-item>
              </text:list>
            </text:list-item>
          </text:list>
        </text:list-item>
      </text:list>
      <text:list xml:id="list7379554982316473247" text:style-name="L211">
        <text:list-item>
          <text:p text:style-name="P263">Fix all enemy models in combat (body don't appear)</text:p>
          <text:list>
            <text:list-item>
              <text:p text:style-name="P263">make sure enemy <text:s/>info panel model also works</text:p>
            </text:list-item>
            <text:list-item>
              <text:p text:style-name="P263">clean up the UCM prefab once this is fixed (delete unneeded sprites, clean up code, etc)</text:p>
            </text:list-item>
          </text:list>
        </text:list-item>
      </text:list>
      <text:list xml:id="list1778530572655437762" text:style-name="L212">
        <text:list-item>
          <text:p text:style-name="P264">Implement 'items change the appearance of character models</text:p>
          <text:list>
            <text:list-item>
              <text:p text:style-name="P264">make sure each itemdataso has view to link to</text:p>
              <text:list>
                <text:list-item>
                  <text:p text:style-name="P264">if it doesnt exist on the model yet, create it (big job)</text:p>
                </text:list-item>
              </text:list>
            </text:list-item>
          </text:list>
        </text:list-item>
      </text:list>
      <text:p text:style-name="P8"/>
      <text:p text:style-name="P8">- </text:p>
      <text:p text:style-name="P8"/>
      <text:p text:style-name="P8"/>
      <text:list xml:id="list34629748" text:continue-list="list5273282848886783919" text:style-name="L206">
        <text:list-item>
          <text:p text:style-name="P258">how to delete player made presets?</text:p>
        </text:list-item>
        <text:list-item>
          <text:p text:style-name="P258">How to fix masking issues? FIXED</text:p>
          <text:list>
            <text:list-item>
              <text:p text:style-name="P258"><text:soft-page-break/>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8005713739021962711" text:style-name="L213">
        <text:list-item>
          <text:p text:style-name="P265">need to create new sorting layer bonus values for each sprite part on UCM</text:p>
          <text:list>
            <text:list-item>
              <text:p text:style-name="P265">problem: right arm wear gets masked by head wear mask because it is on the same layer as head/face</text:p>
            </text:list-item>
          </text:list>
        </text:list-item>
      </text:list>
      <text:p text:style-name="P8"/>
      <text:p text:style-name="P8">Sprint 111 finishing criteria</text:p>
      <text:list xml:id="list6625825884369972859" text:style-name="L214">
        <text:list-item>
          <text:p text:style-name="P266">fix all enemies models so they appear correctly</text:p>
        </text:list-item>
        <text:list-item>
          <text:p text:style-name="P266">create at least 8 origin characters</text:p>
        </text:list-item>
        <text:list-item>
          <text:p text:style-name="P266">create feature: player can write their characters description</text:p>
        </text:list-item>
        <text:list-item>
          <text:p text:style-name="P266">implement goblin race</text:p>
          <text:list>
            <text:list-item>
              <text:p text:style-name="P266">Implement scaling to work on models</text:p>
            </text:list-item>
          </text:list>
        </text:list-item>
      </text:list>
      <text:list xml:id="list6000723313858372366" text:style-name="L215">
        <text:list-item>
          <text:p text:style-name="P267">make sure every item is linked to UCM element, and works in game to change appearance</text:p>
        </text:list-item>
      </text:list>
      <text:p text:style-name="P8"/>
      <text:p text:style-name="P8">bug and issues to fix</text:p>
      <text:list xml:id="list926187052040663586" text:style-name="L216">
        <text:list-item>
          <text:p text:style-name="P268">instance ID's on serialized objects change during each play session: this completely invalidates saving a character preset: fix this asap</text:p>
        </text:list-item>
        <text:list-item>
          <text:p text:style-name="P268">need to update team builder screen: character chosing screen is in the way, needs a race tab, chars need to be moved, etc</text:p>
        </text:list-item>
        <text:list-item>
          <text:p text:style-name="P268"/>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9T14:42:27.77</dc:date>
    <dc:creator>Black Will</dc:creator>
    <meta:editing-duration>P4DT10H10M</meta:editing-duration>
    <meta:editing-cycles>55</meta:editing-cycles>
    <meta:generator>OpenOffice/4.1.6$Win32 OpenOffice.org_project/416m1$Build-9790</meta:generator>
    <meta:document-statistic meta:table-count="0" meta:image-count="0" meta:object-count="0" meta:page-count="106" meta:paragraph-count="2670" meta:word-count="20121" meta:character-count="113939"/>
  </office:meta>
</office:document-meta>
</file>